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ayley" svg:font-family="Bayley"/>
    <style:font-face style:name="Calibri" svg:font-family="Calibri"/>
    <style:font-face style:name="Lato" svg:font-family="Lato"/>
    <style:font-face style:name="Lohit Devanagari1" svg:font-family="'Lohit Devanagari'"/>
    <style:font-face style:name="Montserrat" svg:font-family="Montserrat"/>
    <style:font-face style:name="Roboto1" svg:font-family="Roboto"/>
    <style:font-face style:name="Roboto" svg:font-family="Roboto, RobotoDraft, Helvetica, Arial, sans-serif"/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222222" style:font-name="Roboto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bell9180@aol.com,</text:span><text:line-break/><text:span text:style-name="T1">jnbrown43@yahoo.com,</text:span><text:line-break/><text:span text:style-name="T1">mizbry@gmail.com,</text:span><text:line-break/><text:span text:style-name="T1">veronicagbutler@gmail.com,</text:span><text:line-break/><text:span text:style-name="T1">azdsrtblm@gmail.com,</text:span><text:line-break/><text:span text:style-name="T1">kmcender12@gmail.com,</text:span><text:line-break/><text:span text:style-name="T1">jchan288@yahoo.com,</text:span><text:line-break/><text:span text:style-name="T1">gratecook@hotmail.com,</text:span><text:line-break/><text:span text:style-name="T1">drezgardelreal@yahoo.com,</text:span><text:line-break/><text:span text:style-name="T1">janicefinney@yahoo.com,</text:span><text:line-break/><text:span text:style-name="T1">spbhansen@aol.com,</text:span><text:line-break/><text:span text:style-name="T1">spbhansen@gmail.com,</text:span><text:line-break/><text:span text:style-name="T1">sandra@sharpermail.com,</text:span><text:line-break/><text:span text:style-name="T1">juliehassett1@gmail.com,</text:span><text:line-break/><text:span text:style-name="T1">Guitarninja1283@gmail.com,</text:span><text:line-break/><text:span text:style-name="T1">lisajo8899@gmail.com,</text:span><text:line-break/><text:span text:style-name="T1">candaceshughes@aol.com,</text:span><text:line-break/><text:span text:style-name="T1">patrickjordan@hotmail.com,</text:span><text:line-break/><text:span text:style-name="T1">gary.keller@asu.edu,</text:span><text:line-break/><text:span text:style-name="T1">dianna.kimling@yahoo.com,</text:span><text:line-break/><text:span text:style-name="T1">sherrylknowles@icloud.com,</text:span><text:line-break/><text:span text:style-name="T1">lambarry@ameritech.net,</text:span><text:line-break/><text:span text:style-name="T1">laura@thecasa.org,</text:span><text:line-break/><text:span text:style-name="T1">mispak@cox.net,</text:span><text:line-break/><text:span text:style-name="T1">tifmusselman@yahoo.com,</text:span><text:line-break/><text:span text:style-name="T1">gloriampulido79@gmail.com,</text:span><text:line-break/><text:span text:style-name="T1">seebnt@yahoo.com,</text:span><text:line-break/><text:span text:style-name="T1">socialconcerns@thecasa.org,</text:span><text:line-break/><text:span text:style-name="T1">msamyg.smith@gmail.com,</text:span><text:line-break/><text:span text:style-name="T1">carmen.traill@cox.net,</text:span><text:line-break/><text:span text:style-name="T1">roseann_webb@hotmail.com,</text:span><text:line-break/><text:span text:style-name="T1">LLWSpeaks@gmail.com,</text:span><text:line-break/><text:a xlink:type="simple" xlink:href="mailto:Lars_geri@catholicexchange.com" text:style-name="Internet_20_link" text:visited-style-name="Visited_20_Internet_20_Link">Lars_geri@catholicexchange.com</text:a><text:span text:style-name="T1">,</text:span></text:p>
      <text:p text:style-name="P1"><text:span text:style-name="T1">susan-gei@mindspring.com,<text:line-break/>Chris Hartung &lt;chartung@udel.edu&gt;,<text:line-break/>Greg Kozlowski &lt;greg.kozlowski@yahoo.com&gt;,<text:line-break/>Isabella Barrett &lt;isabellabarrett2000@gmail.com&gt;,<text:line-break/>Itoro &lt;iukpeh@yahoo.com&gt;,<text:line-break/>Johnny Nogales &lt;jnogal21@gmail.com&gt;,<text:line-break/>Julie McConnell &lt;jmcconnell524@gmail.com&gt;,<text:line-break/>Karen Rohan &lt;rohankaren@gmail.com&gt;,<text:line-break/>Linda Hall &lt;lindabraskohall@gmail.com&gt;,<text:line-break/>Maria Villa &lt;consuelovilla@gmail.com&gt;,<text:line-break/>Matthew Garcia &lt;garcia.matthewjames@gmail.com&gt;,<text:line-break/>Miara Cash &lt;miara.cash@gmail.com&gt;,<text:line-break/>Michael Vento &lt;michaelvento@yahoo.com&gt;,<text:line-break/>Peter Regalado &lt;petregalado@gmail.com&gt;,<text:line-break/>Sofia Falter &lt;sofi.falt@q.com&gt;,<text:line-break/>Steve/Lynn Lillis &lt;lillisfamily6@gmail.com&gt;,<text:line-break/>Yoalli Hidalgo &lt;yhidalgo@asu.edu&gt;,<text:line-break/>kgarast@aol.com,<text:line-break/>jnbrown43@yahoo.com,<text:line-break/>mizbry@gmail.com,<text:line-break/>veronicagbutler@gmail.com,<text:line-break/>azdsrtblm@gmail.com,<text:line-break/></text:span><text:soft-page-break/><text:span text:style-name="T1">kmcender12@gmail.com,<text:line-break/>gratecook@hotmail.com,<text:line-break/>drezgardelreal@yahoo.com,<text:line-break/>janicefinney@yahoo.com,<text:line-break/>spbhansen@aol.com,<text:line-break/>spbhansen@gmail.com,<text:line-break/>sandra@sharpermail.com,<text:line-break/>juliehassett1@gmail.com,<text:line-break/>Guitarninja1283@gmail.com,<text:line-break/>lisajo8899@gmail.com,<text:line-break/>candaceshughes@aol.com,<text:line-break/>patrickjordan@hotmail.com,<text:line-break/>gary.keller@asu.edu,<text:line-break/>dianna.kimling@yahoo.com,<text:line-break/>sherrylknowles@icloud.com,<text:line-break/>lambarry@ameritech.net,<text:line-break/>laura@thecasa.org,<text:line-break/>mispak@cox.net,<text:line-break/>tifmusselman@yahoo.com,<text:line-break/>gloriampulido79@gmail.com,<text:line-break/>seebnt@yahoo.com,<text:line-break/>socialconcerns@thecasa.org,<text:line-break/>msamyg.smith@gmail.com,<text:line-break/>carmen.traill@cox.net,<text:line-break/></text:span><text:a xlink:type="simple" xlink:href="mailto:roseann_webb@hotmail.com" text:style-name="Internet_20_link" text:visited-style-name="Visited_20_Internet_20_Link">roseann_webb@hotmail.com</text:a><text:span text:style-name="T1">,</text:span></text:p>
      <text:p text:style-name="P1"/>
      <text:p text:style-name="P1"/>
      <text:p text:style-name="P1">admin@gcunewman.com</text:p>
      <text:p text:style-name="P1">ael726@hotmail.com</text:p>
      <text:p text:style-name="P1">akron@roocatholic.com</text:p>
      <text:p text:style-name="P1">allie@stfrancisuofa.com</text:p>
      <text:p text:style-name="P1"/>
      <text:p text:style-name="P1"/>
      <text:p text:style-name="P1"/>
      <text:p text:style-name="P1">aodonoghue@olachurch.org</text:p>
      <text:p text:style-name="P1">frjordansamson@sfcatholic.org</text:p>
      <text:p text:style-name="P1">meganmbschulz@gmail.com</text:p>
      <text:p text:style-name="P1">bakercatholics@gmail.com</text:p>
      <text:p text:style-name="P1"/>
      <text:p text:style-name="P1">bgarvin@holycrossatlanta.org</text:p>
      <text:p text:style-name="P1">billingscatholic@gmail.com</text:p>
      <text:p text:style-name="P1">billingsccm@gmail.com</text:p>
      <text:p text:style-name="P1">bjgabor@comcast.net</text:p>
      <text:p text:style-name="P1">bmueller@hunter.cuny.edu</text:p>
      <text:p text:style-name="P1">bucatholic@gmail.com</text:p>
      <text:p text:style-name="P1">bulletin@saintjosephcc.com</text:p>
      <text:p text:style-name="P1">burnsm@archmil.org</text:p>
      <text:p text:style-name="P1"/>
      <text:p text:style-name="P1">campusminister@stcatherinedrake.org</text:p>
      <text:p text:style-name="P1">campusminister@stcatherineslc.org</text:p>
      <text:p text:style-name="P1">campusministry@georgetown.edu</text:p>
      <text:p text:style-name="P1"><text:soft-page-break/>campusministry@shc.edu</text:p>
      <text:p text:style-name="P1">carly.mcshane@saintbenedictinstitute.org</text:p>
      <text:p text:style-name="P1">cathcom@ucsd.edu</text:p>
      <text:p text:style-name="P1">bmartinez@catholicucsd.org</text:p>
      <text:p text:style-name="P1">cathedral@sfcatholic.org</text:p>
      <text:p text:style-name="P1">catholic@adelphi.edu</text:p>
      <text:p text:style-name="P1">catholic@cornell.edu</text:p>
      <text:p text:style-name="P1">catholic@gra.midco.net</text:p>
      <text:p text:style-name="P1">catholic@ucmerced.edu</text:p>
      <text:p text:style-name="P1">CatholicCampusSU@visitstfrancis.org</text:p>
      <text:p text:style-name="P1">catholiccougs@gmail.com</text:p>
      <text:p text:style-name="P1">catholiccougs@gmail.com</text:p>
      <text:p text:style-name="P1">cbosse@catholicusf.org</text:p>
      <text:p text:style-name="P1"/>
      <text:p text:style-name="P1">ccm@bloomu.edu</text:p>
      <text:p text:style-name="P1">ccm@uark.edu</text:p>
      <text:p text:style-name="P1"/>
      <text:p text:style-name="P1">ccminterns@gmail.com</text:p>
      <text:p text:style-name="P1">ccpoffice@brookings.net</text:p>
      <text:p text:style-name="P1"/>
      <text:p text:style-name="P1">cestokes@samford.edu</text:p>
      <text:p text:style-name="P1">cgerriets@csm.edu</text:p>
      <text:p text:style-name="P1"/>
      <text:p text:style-name="P1">christking@allophone.com</text:p>
      <text:p text:style-name="P1">church@sacredheartofelgin.org</text:p>
      <text:p text:style-name="P1">cm@fordham.edu</text:p>
      <text:p text:style-name="P1">cmartensen@ithaca.edu</text:p>
      <text:p text:style-name="P1">cofcatholics@aol.com</text:p>
      <text:p text:style-name="P1">comeauccc@yahoo.com</text:p>
      <text:p text:style-name="P1"/>
      <text:p text:style-name="P1">contact@catholiccenternyu.org</text:p>
      <text:p text:style-name="P1">contact@diddecenter.org</text:p>
      <text:p text:style-name="P1">corso.1@osu.edu</text:p>
      <text:p text:style-name="P1">csajags@gmail.com</text:p>
      <text:p text:style-name="P1">cschillinger@dioceseofgreensburg.org</text:p>
      <text:p text:style-name="P1">cscnewman@gmail.com</text:p>
      <text:p text:style-name="P1">cshields@newman.upenn.edu</text:p>
      <text:p text:style-name="P1"/>
      <text:p text:style-name="P1">csup.packcatholic@gmail.com</text:p>
      <text:p text:style-name="P1">ctkatlsu@gmail.com</text:p>
      <text:p text:style-name="P1">ctkchurch@midconetwork.com</text:p>
      <text:p text:style-name="P1">cua-campus-ministry@cua.edu</text:p>
      <text:p text:style-name="P1">cwertin@dioceseofpueblo.org</text:p>
      <text:p text:style-name="P1"/>
      <text:p text:style-name="P1"/>
      <text:p text:style-name="P1">davism8@ohiodominican.edu</text:p>
      <text:p text:style-name="P1">dbstevens@Indianatech.edu</text:p>
      <text:p text:style-name="P1">dclark5735@gmail.com</text:p>
      <text:p text:style-name="P1">dennis.skonseng@fargodiocese.org</text:p>
      <text:p text:style-name="P1"><text:soft-page-break/>director@astatecnc.com</text:p>
      <text:p text:style-name="P1">director@bengalcatholics.com</text:p>
      <text:p text:style-name="P1"/>
      <text:p text:style-name="P1">dorothy.sokol@rcda.org</text:p>
      <text:p text:style-name="P1"/>
      <text:p text:style-name="P1">emmafisher@wwunewman.com</text:p>
      <text:p text:style-name="P1">escheelje@fraternas.org</text:p>
      <text:p text:style-name="P1">etsucatholiccenter@yahoo.com</text:p>
      <text:p text:style-name="P1">faithformation@stfrancisbend.org</text:p>
      <text:p text:style-name="P1">fatheringels@gmail.com</text:p>
      <text:p text:style-name="P1">fatherjaehwa@gmail.com</text:p>
      <text:p text:style-name="P1"/>
      <text:p text:style-name="P1">flofitch@hotmail.com</text:p>
      <text:p text:style-name="P1">fr.dan@newmanec.com</text:p>
      <text:p text:style-name="P1">fr.vu@stsbhm.org</text:p>
      <text:p text:style-name="P1">fraltonji@stephenthemartyr.com</text:p>
      <text:p text:style-name="P1">frankofm@ccatuga.org</text:p>
      <text:p text:style-name="P1">frbryan@stspandp.com</text:p>
      <text:p text:style-name="P1">frcheney@gmail.com</text:p>
      <text:p text:style-name="P1">frclements@asucatholic.org</text:p>
      <text:p text:style-name="P1">frjfleming@mac.com</text:p>
      <text:p text:style-name="P1">FrJimHanderhan@stcharlescatholicchurch.com</text:p>
      <text:p text:style-name="P1">frjosh@gtcatholic.org</text:p>
      <text:p text:style-name="P1">frjoshua@pittsburghoratory.org</text:p>
      <text:p text:style-name="P1">youth@stanselmstl.org</text:p>
      <text:p text:style-name="P1"/>
      <text:p text:style-name="P1">frontdesk@utcatholic.org</text:p>
      <text:p text:style-name="P1">frpatrick@hoosiercatholic.org</text:p>
      <text:p text:style-name="P1">frstevenjones@sfcatholic.org</text:p>
      <text:p text:style-name="P1">frtom@sfcatholic.org</text:p>
      <text:p text:style-name="P1">frwking@hbgdiocese.org</text:p>
      <text:p text:style-name="P1">fsucatholicnewman@gmail.com</text:p>
      <text:p text:style-name="P1">g-horning@onu.edu</text:p>
      <text:p text:style-name="P1"/>
      <text:p text:style-name="P1">gas62@georgetown.edu</text:p>
      <text:p text:style-name="P1">gheimerman@dcdiocese.org</text:p>
      <text:p text:style-name="P1"/>
      <text:p text:style-name="P1"/>
      <text:p text:style-name="P1">gljanelle@gmail.com</text:p>
      <text:p text:style-name="P1">gmuccm@gmail.com</text:p>
      <text:p text:style-name="P1">gwright@stfrancisparish.net</text:p>
      <text:p text:style-name="P1">hannemand@stmarysbellevue.com</text:p>
      <text:p text:style-name="P1">heimerman.g@gmail.com</text:p>
      <text:p text:style-name="P1">hello@greensborocatholic.com</text:p>
      <text:p text:style-name="P1">hkapp16@austincollege.edu</text:p>
      <text:p text:style-name="P1">holyfamily@mitchelltelecom.net</text:p>
      <text:p text:style-name="P1">holynamecoffeyville@gmail.com</text:p>
      <text:p text:style-name="P1">hunewmanclub@gmail.com</text:p>
      <text:p text:style-name="P1">info@asucatholic.org</text:p>
      <text:p text:style-name="P1"><text:soft-page-break/>mike@asucatholic.org</text:p>
      <text:p text:style-name="P1">info@aucatholics.org</text:p>
      <text:p text:style-name="P1">info@bearcatholic.com</text:p>
      <text:p text:style-name="P1"/>
      <text:p text:style-name="P1">info@catholichoos.org</text:p>
      <text:p text:style-name="P1"/>
      <text:p text:style-name="P1"/>
      <text:p text:style-name="P1">info@christendom.edu</text:p>
      <text:p text:style-name="P1">info@corpuschristibismarck.com</text:p>
      <text:p text:style-name="P1">info@focus.org</text:p>
      <text:p text:style-name="P1"/>
      <text:p text:style-name="P1"/>
      <text:p text:style-name="P1">info@sjcnc.org</text:p>
      <text:p text:style-name="P1">info@stmox.org</text:p>
      <text:p text:style-name="P1">info@umwccm.org</text:p>
      <text:p text:style-name="P1">info@universitychurch.ie</text:p>
      <text:p text:style-name="P1">info@unlvnewman.com</text:p>
      <text:p text:style-name="P1">info@uwnewman.org</text:p>
      <text:p text:style-name="P1">isidore@megavision.com</text:p>
      <text:p text:style-name="P1"/>
      <text:p text:style-name="P1">iusbnewman@gmail.com</text:p>
      <text:p text:style-name="P1">james.ebert@rcda.org</text:p>
      <text:p text:style-name="P1"/>
      <text:p text:style-name="P1">jboll@emory.edu</text:p>
      <text:p text:style-name="P1">jdaniel@rcnewmancenter.com</text:p>
      <text:p text:style-name="P1"/>
      <text:p text:style-name="P1">jenniferbriselden@yahoo.com</text:p>
      <text:p text:style-name="P1">jerry@catholic-doc.org</text:p>
      <text:p text:style-name="P1"/>
      <text:p text:style-name="P1">jreyes@ccm847.org</text:p>
      <text:p text:style-name="P1">jim.wickman@georgetown.edu</text:p>
      <text:p text:style-name="P1"/>
      <text:p text:style-name="P1">jmr.holyname@iw.net</text:p>
      <text:p text:style-name="P1">jmuccm@gmail.com</text:p>
      <text:p text:style-name="P1">joemclsm@yahoo.com</text:p>
      <text:p text:style-name="P1"/>
      <text:p text:style-name="P1"/>
      <text:p text:style-name="P1"/>
      <text:p text:style-name="P1">josh@john23.com</text:p>
      <text:p text:style-name="P1">emma@john23.com</text:p>
      <text:p text:style-name="P1"/>
      <text:p text:style-name="P1">k.broadwater@frostburg.edu</text:p>
      <text:p text:style-name="P1">kaseymillerccm@gmail.com</text:p>
      <text:p text:style-name="P1">kdwanner@umary.edu</text:p>
      <text:p text:style-name="P1"/>
      <text:p text:style-name="P1"/>
      <text:p text:style-name="P1">Kris.a.ringwall@gmail.com</text:p>
      <text:p text:style-name="P1"/>
      <text:p text:style-name="P1"/>
      <text:p text:style-name="P1"><text:soft-page-break/></text:p>
      <text:p text:style-name="P1">lalvarado@visitstfrancis.org</text:p>
      <text:p text:style-name="P1"/>
      <text:p text:style-name="P1">linda@slonewman.org</text:p>
      <text:p text:style-name="P1">dsmolarski@scu.edu</text:p>
      <text:p text:style-name="P1">lykehouse@lykehouse.org</text:p>
      <text:p text:style-name="P1">lzelten@gbdioc.org</text:p>
      <text:p text:style-name="P1">mailbox@boilercatholics.org</text:p>
      <text:p text:style-name="P1"/>
      <text:p text:style-name="P1"/>
      <text:p text:style-name="P1">malexander@uscupstate.edu</text:p>
      <text:p text:style-name="P1">marlene@baylorcatholic.org</text:p>
      <text:p text:style-name="P1">mary.callan-farley@marquette.edu</text:p>
      <text:p text:style-name="P1">maryhacker@cableone.net</text:p>
      <text:p text:style-name="P1">matthew.boettger@thomascenter.org</text:p>
      <text:p text:style-name="P1">mattingly@diocesekcsj.org</text:p>
      <text:p text:style-name="P1"/>
      <text:p text:style-name="P1">media@st-louis.org</text:p>
      <text:p text:style-name="P1"/>
      <text:p text:style-name="P1">Mhamilton5@ggc.edu</text:p>
      <text:p text:style-name="P1">minescatholic@gmail.com</text:p>
      <text:p text:style-name="P1"/>
      <text:p text:style-name="P1"/>
      <text:p text:style-name="P1">mkresich@pnw.edu</text:p>
      <text:p text:style-name="P1">mlaneve@annamaria.edu</text:p>
      <text:p text:style-name="P1">mollie-sundermeier@huskercatholic.com</text:p>
      <text:p text:style-name="P1">amorris@lykehouse.org</text:p>
      <text:p text:style-name="P1">mqa@mqaftscott.com</text:p>
      <text:p text:style-name="P1">msgrmarren@allsaints.us</text:p>
      <text:p text:style-name="P1">mshiner@colgate.edu</text:p>
      <text:p text:style-name="P1"/>
      <text:p text:style-name="P1">mwsu.newman@gmail.com</text:p>
      <text:p text:style-name="P1">myhalyk@aol.com</text:p>
      <text:p text:style-name="P1">mzauche@emory.edu</text:p>
      <text:p text:style-name="P1">ncatccm@gmail.com</text:p>
      <text:p text:style-name="P1">nchancey@dwc.org</text:p>
      <text:p text:style-name="P1">newman-center@uiowa.edu</text:p>
      <text:p text:style-name="P1"/>
      <text:p text:style-name="P1"/>
      <text:p text:style-name="P1"/>
      <text:p text:style-name="P1">newman@chapman.edu</text:p>
      <text:p text:style-name="P1">newman@mst.edu</text:p>
      <text:p text:style-name="P1">newman@safg.org</text:p>
      <text:p text:style-name="P1">jenmiron72@gmail.com</text:p>
      <text:p text:style-name="P1"/>
      <text:p text:style-name="P1">newman@uwlax.edu</text:p>
      <text:p text:style-name="P1"/>
      <text:p text:style-name="P1">newmancenter@unl.edu</text:p>
      <text:p text:style-name="P1">newmancenterunk@gmail.com</text:p>
      <text:p text:style-name="P1"><text:soft-page-break/>newmannmhu@live.com</text:p>
      <text:p text:style-name="P1">newmansecretary@diospringfield.org</text:p>
      <text:p text:style-name="P1">newmanstaffers@gmail.com</text:p>
      <text:p text:style-name="P1">director@osunewman.org</text:p>
      <text:p text:style-name="P1">nicholasville@catholicweb.com</text:p>
      <text:p text:style-name="P1">office@holyfamparma.org</text:p>
      <text:p text:style-name="P1">office@sacredheartwinchester.org</text:p>
      <text:p text:style-name="P1">office@staugcc.org</text:p>
      <text:p text:style-name="P1">office@stjohnsindy.org</text:p>
      <text:p text:style-name="P1">office@stmarycmu.org</text:p>
      <text:p text:style-name="P1">office@svdpks.org</text:p>
      <text:p text:style-name="P1"/>
      <text:p text:style-name="P1"/>
      <text:p text:style-name="P1">parish_office@blessedsacramentcc.org</text:p>
      <text:p text:style-name="P1">parish@olmalibu.org</text:p>
      <text:p text:style-name="P1">parish@sacredheartarkcity.org</text:p>
      <text:p text:style-name="P1">parish@stmaryswayne.org</text:p>
      <text:p text:style-name="P1">pastor@uonewman.org</text:p>
      <text:p text:style-name="P1">pastorsmsp@gmail.com</text:p>
      <text:p text:style-name="P1">ckonczal@umich.edu</text:p>
      <text:p text:style-name="P1"/>
      <text:p text:style-name="P1">pdxnewmancenter@gmail.com</text:p>
      <text:p text:style-name="P1">pf.covino@assumption.edu</text:p>
      <text:p text:style-name="P1">pheric@dioceseofspokane.org</text:p>
      <text:p text:style-name="P1">priffon@athenscatholic.org</text:p>
      <text:p text:style-name="P1">prspat@buffalo.edu</text:p>
      <text:p text:style-name="P1">frtran@saintaugustinechurch.org</text:p>
      <text:p text:style-name="P1">qofpchurchselma@yahoo.com</text:p>
      <text:p text:style-name="P1">rcarrier@amherst.edu</text:p>
      <text:p text:style-name="P1">rcollins@adrian.edu</text:p>
      <text:p text:style-name="P1">rcook@omiusa.org</text:p>
      <text:p text:style-name="P1">rdunmyer@stthomascatholic.com</text:p>
      <text:p text:style-name="P1">rectory@olfnewcastle.com</text:p>
      <text:p text:style-name="P1">rfosnaugh@hsunewmancenter.com</text:p>
      <text:p text:style-name="P1">rjennings@stisidores.com</text:p>
      <text:p text:style-name="P1">robyb@wcsu.edu</text:p>
      <text:p text:style-name="P1">rseibert@scd.org</text:p>
      <text:p text:style-name="P1">rsiar@jp2newman.org</text:p>
      <text:p text:style-name="P1">rudyru777run@yahoo.com</text:p>
      <text:p text:style-name="P1">sacredhearthartwell@gmail.com</text:p>
      <text:p text:style-name="P1">sacredheartmiami@cableone.net</text:p>
      <text:p text:style-name="P1">saintjosephwichita@gmail.com</text:p>
      <text:p text:style-name="P1"/>
      <text:p text:style-name="P1"/>
      <text:p text:style-name="P1">sam.ogdie@augie.edu</text:p>
      <text:p text:style-name="P1">sanangelo.newmancenter@sanangelodiocese.org</text:p>
      <text:p text:style-name="P1">secretary@beloveddiscipleparish.org</text:p>
      <text:p text:style-name="P1">secretary@holycrossdover.org</text:p>
      <text:p text:style-name="P1">secretary@ourladyofhope.net</text:p>
      <text:p text:style-name="P1"><text:soft-page-break/></text:p>
      <text:p text:style-name="P1">shari@staparish.net</text:p>
      <text:p text:style-name="P1">don@staparish.net</text:p>
      <text:p text:style-name="P1">sharimcortney@mail.com</text:p>
      <text:p text:style-name="P1"/>
      <text:p text:style-name="P1">sisterraquel@stjosephchurch.com</text:p>
      <text:p text:style-name="P1"/>
      <text:p text:style-name="P1"/>
      <text:p text:style-name="P1">smahoney@temple.edu</text:p>
      <text:p text:style-name="P1">smayerhofer@drvc.org</text:p>
      <text:p text:style-name="P1">sounewmanashland@gmail.com</text:p>
      <text:p text:style-name="P1">srrose@binghamton.edu</text:p>
      <text:p text:style-name="P1">ssdublin@eircom.net</text:p>
      <text:p text:style-name="P1">ssunewmancenter@gmail.com</text:p>
      <text:p text:style-name="P1">sta.julia1957@gmail.com</text:p>
      <text:p text:style-name="P1">stalphonsus@dor.org</text:p>
      <text:p text:style-name="P1">stbrigid2@yahoo.com</text:p>
      <text:p text:style-name="P1">stfrancisnewman@msn.com</text:p>
      <text:p text:style-name="P1">msullivan@parish.dol-in.org</text:p>
      <text:p text:style-name="P1">stfrancisnewman@parish.dol-in.org</text:p>
      <text:p text:style-name="P1">stfrancisparishoffice@yahoo.com</text:p>
      <text:p text:style-name="P1">stjamesc@stjamescaz.com</text:p>
      <text:p text:style-name="P1">stjosephtuskegee@gmail.com</text:p>
      <text:p text:style-name="P1">stleoatu@gmail.com</text:p>
      <text:p text:style-name="P1">stmarys@suddenlinkmail.com</text:p>
      <text:p text:style-name="P1">stmarys@umich.edu</text:p>
      <text:p text:style-name="P1">stpatrick97351@yahoo.com</text:p>
      <text:p text:style-name="P1">stpeter.office@frontier.com</text:p>
      <text:p text:style-name="P1">stpeters@lagrangemail.com</text:p>
      <text:p text:style-name="P1">stsmanda@utma.com</text:p>
      <text:p text:style-name="P1">stsmary.paul@gmail.com</text:p>
      <text:p text:style-name="P1">student.newmancenter@gmail.com</text:p>
      <text:p text:style-name="P1"/>
      <text:p text:style-name="P1">tferguson@dwc.org</text:p>
      <text:p text:style-name="P1">tim@umassdcatholics.com</text:p>
      <text:p text:style-name="P1">titancatholics@gbdioc.org</text:p>
      <text:p text:style-name="P1">toddmlt@hotmail.com</text:p>
      <text:p text:style-name="P1">ttucatholic1@gmail.com</text:p>
      <text:p text:style-name="P1">tucatholicministry@gmail.com</text:p>
      <text:p text:style-name="P1">ualrccm@gmail.com</text:p>
      <text:p text:style-name="P1">udcatholic@gmail.com</text:p>
      <text:p text:style-name="P1">umark@archatl.com</text:p>
      <text:p text:style-name="P1">umbc.catholic@gmail.com</text:p>
      <text:p text:style-name="P1">UMin@umary.edu</text:p>
      <text:p text:style-name="P1">uministry@stjoeup.org</text:p>
      <text:p text:style-name="P1"/>
      <text:p text:style-name="P1">WaCCatholicMinistry@gmail.com</text:p>
      <text:p text:style-name="P1"/>
      <text:p text:style-name="P1">frgarryop@gmail.com</text:p>
      <text:p text:style-name="P1"><text:soft-page-break/>youth@stjamesbasilica.org</text:p>
      <text:p text:style-name="P1">zaninb@uww.ed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ewmansecretary@diospringfield.or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johnk@csufnewman.com</text:p>
      <text:p text:style-name="P1">edgar@csufnewman.com</text:p>
      <text:p text:style-name="P1">olwnreno@gmail.com</text:p>
      <text:p text:style-name="P1">church@olwnreno.com</text:p>
      <text:p text:style-name="P1">mailbox@buckeyecatholic.com</text:p>
      <text:p text:style-name="P1">newman@uacatholic.org</text:p>
      <text:p text:style-name="P1">newman.vt@gmail.com</text:p>
      <text:p text:style-name="P1">awaring@richmonddiocese.org</text:p>
      <text:p text:style-name="P1">chitzelberger@gmail.com</text:p>
      <text:p text:style-name="P1">ksteele@cdlex.org</text:p>
      <text:p text:style-name="P1">mservis@cdlex.org</text:p>
      <text:p text:style-name="P1">lalonso@stanford.edu</text:p>
      <text:p text:style-name="P1">giffordly@cableone.net</text:p>
      <text:p text:style-name="P1">carranzasal@gmail.com</text:p>
      <text:p text:style-name="P1">andrew.wright@focus.org</text:p>
      <text:p text:style-name="P1">mesacatholic@gmail.com</text:p>
      <text:p text:style-name="P1">renee.hendricks@jpiiomaha.org</text:p>
      <text:p text:style-name="P1">fdaggett@bates.edu</text:p>
      <text:p text:style-name="P1">Julie@gwcatholic.com</text:p>
      <text:p text:style-name="P1">beachnewman@gmail.com</text:p>
      <text:p text:style-name="P1">jbaca@uccla.org</text:p>
      <text:p text:style-name="P1">info@catholicjacks.org</text:p>
      <text:p text:style-name="P1">erich@catholicjacks.org</text:p>
      <text:p text:style-name="P1">angela@catholicjacks.org</text:p>
      <text:p text:style-name="P1">info@newmanhawaii.org</text:p>
      <text:p text:style-name="P1">campusministry@newmanhawaii.org</text:p>
      <text:p text:style-name="P1">jessica.kuznia@undcatholic.org</text:p>
      <text:p text:style-name="P1"/>
      <text:p text:style-name="P1"/>
      <text:p text:style-name="P1">jjenkins@scd.org</text:p>
      <text:p text:style-name="P1"/>
      <text:p text:style-name="P1"/>
      <text:p text:style-name="P1"/>
      <text:p text:style-name="P1">butlercatholiccommunity@gmail.com</text:p>
      <text:p text:style-name="P1"/>
      <text:p text:style-name="P1"/>
      <text:p text:style-name="P1">avalentiny@stjohncatholic.com </text:p>
      <text:p text:style-name="P1">knott@hanover.edu</text:p>
      <text:p text:style-name="P1">office@stjohnsindy.org</text:p>
      <text:p text:style-name="P1"/>
      <text:p text:style-name="P1">iusbnewman@gmail.com </text:p>
      <text:p text:style-name="P1"/>
      <text:p text:style-name="P1"/>
      <text:p text:style-name="P1"/>
      <text:p text:style-name="P1"><text:soft-page-break/></text:p>
      <text:p text:style-name="P1">mastodoncatholic@pfw.edu</text:p>
      <text:p text:style-name="P1">mkresich@pnw.edu</text:p>
      <text:p text:style-name="P1"/>
      <text:p text:style-name="P1"/>
      <text:p text:style-name="P1"/>
      <text:p text:style-name="P1">cara@stanthonyangola.com</text:p>
      <text:p text:style-name="P1">jkoch@evdio.org</text:p>
      <text:p text:style-name="P1"/>
      <text:p text:style-name="P1"/>
      <text:p text:style-name="P1">shockleecr@priestforever.org</text:p>
      <text:p text:style-name="P1"/>
      <text:p text:style-name="P1">carly.mcshane@saintbenedictinstitute.org</text:p>
      <text:p text:style-name="P1"/>
      <text:p text:style-name="P1"/>
      <text:p text:style-name="P1">amacdon007@gmail.co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randyb@gmail.com</text:p>
      <text:p text:style-name="P1"/>
      <text:p text:style-name="P1"><text:s/>npobocik@strobertschool.com</text:p>
      <text:p text:style-name="P1"/>
      <text:p text:style-name="P1">sjbreceptionist@gmail.com</text:p>
      <text:p text:style-name="P1">newmancenter@stmarystpaulbr.org</text:p>
      <text:p text:style-name="P1">benjhasse@yahoo.com</text:p>
      <text:p text:style-name="P1"/>
      <text:p text:style-name="P1">frbill@lukespot.com</text:p>
      <text:p text:style-name="P1"/>
      <text:p text:style-name="P1">hillsdalecatholic@gmail.com</text:p>
      <text:p text:style-name="P1"/>
      <text:p text:style-name="P1"/>
      <text:p text:style-name="P1"/>
      <text:p text:style-name="P1"/>
      <text:p text:style-name="P1"/>
      <text:p text:style-name="P1">catholicnewmancenterlssu@gmail.com</text:p>
      <text:p text:style-name="P1">corder@stgerard.org</text:p>
      <text:p text:style-name="P1"/>
      <text:p text:style-name="P1"/>
      <text:p text:style-name="P1">.</text:p>
      <text:p text:style-name="P1"/>
      <text:p text:style-name="P1"/>
      <text:p text:style-name="P1"><text:soft-page-break/></text:p>
      <text:p text:style-name="P1">stalbert@stal-mtu.com</text:p>
      <text:p text:style-name="P1"/>
      <text:p text:style-name="P1">amacdon007@gmail.com</text:p>
      <text:p text:style-name="P1">catholiccampusnmu@gmail.com</text:p>
      <text:p text:style-name="P1">parishoffice@st-mary.org</text:p>
      <text:p text:style-name="P1"/>
      <text:p text:style-name="P1"/>
      <text:p text:style-name="P1">info@stfabian.org</text:p>
      <text:p text:style-name="P1"/>
      <text:p text:style-name="P1">catholiccampusministry@sjfcup.com</text:p>
      <text:p text:style-name="P1">awilliams@olivetcollege.edu</text:p>
      <text:p text:style-name="P1"/>
      <text:p text:style-name="P1"/>
      <text:p text:style-name="P1"/>
      <text:p text:style-name="P1"/>
      <text:p text:style-name="P1">tpuszcze@sienaheights.edu</text:p>
      <text:p text:style-name="P1"/>
      <text:p text:style-name="P1">frtim@queenschurch.com</text:p>
      <text:p text:style-name="P1"/>
      <text:p text:style-name="P1"/>
      <text:p text:style-name="P1"/>
      <text:p text:style-name="P1">michaelhasso@flintcatholic.org</text:p>
      <text:p text:style-name="P1"/>
      <text:p text:style-name="P1"/>
      <text:p text:style-name="P1"/>
      <text:p text:style-name="P1"/>
      <text:p text:style-name="P1"/>
      <text:p text:style-name="P1"/>
      <text:p text:style-name="P1">albertig2001@gmail.com</text:p>
      <text:p text:style-name="P1">johnk@csufnewman.com</text:p>
      <text:p text:style-name="P1"/>
      <text:p text:style-name="P1"/>
      <text:p text:style-name="P1"/>
      <text:p text:style-name="P1"/>
      <text:p text:style-name="P1"/>
      <text:p text:style-name="P1"/>
      <text:p text:style-name="P1">info@calnewman.com</text:p>
      <text:p text:style-name="P1"/>
      <text:p text:style-name="P1">student.newmancenter@gmail.com</text:p>
      <text:p text:style-name="P1">info@davisnewman.org</text:p>
      <text:p text:style-name="P1">universityministry@sandiego.edu</text:p>
      <text:p text:style-name="P1">info@catholictrojan.org</text:p>
      <text:p text:style-name="P1"/>
      <text:p text:style-name="P1"/>
      <text:p text:style-name="P1"/>
      <text:p text:style-name="P1">office@sjecarmichael.org</text:p>
      <text:p text:style-name="P1"/>
      <text:p text:style-name="P1"/>
      <text:p text:style-name="P1"><text:soft-page-break/></text:p>
      <text:p text:style-name="P1">griseldal.cardenas@hotmail.com</text:p>
      <text:p text:style-name="P1"/>
      <text:p text:style-name="P1"/>
      <text:p text:style-name="P1"/>
      <text:p text:style-name="P1"/>
      <text:p text:style-name="P1">bjscorner@prodigy.net</text:p>
      <text:p text:style-name="P1"/>
      <text:p text:style-name="P1">caltechnewman@gmail.com</text:p>
      <text:p text:style-name="P1"/>
      <text:p text:style-name="P1">maherna@callutheran.edu</text:p>
      <text:p text:style-name="P1">yaya@stvincentferrer.org</text:p>
      <text:p text:style-name="P1"/>
      <text:p text:style-name="P1"/>
      <text:p text:style-name="P1">info@stpatspasco.or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iddellt@seattleu.edu</text:p>
      <text:p text:style-name="P1">janet@uwnewman.org</text:p>
      <text:p text:style-name="P1"/>
      <text:p text:style-name="P1">ann@stmadsophie.org</text:p>
      <text:p text:style-name="P1">ajguilherme77@gmail.com</text:p>
      <text:p text:style-name="P1">pati@saintbrendan.org</text:p>
      <text:p text:style-name="P1">salazare@seattleu.edu</text:p>
      <text:p text:style-name="P1">office@saintjames-parish.com</text:p>
      <text:p text:style-name="P1"/>
      <text:p text:style-name="P1">Betty@stjude-redmond.org</text:p>
      <text:p text:style-name="P1"/>
      <text:p text:style-name="P1">paduans.stanthony@gmail.com</text:p>
      <text:p text:style-name="P1"/>
      <text:p text:style-name="P1">leysters@stmartin.edu</text:p>
      <text:p text:style-name="P1">st.aloysius@charter.net</text:p>
      <text:p text:style-name="P1"/>
      <text:p text:style-name="P1"/>
      <text:p text:style-name="P1">FrJordan@uwnewman.org</text:p>
      <text:p text:style-name="P1">Praisewitnessworship@gmail.com</text:p>
      <text:p text:style-name="P1">jmikulski@ourladyqueenofheaven.org</text:p>
      <text:p text:style-name="P1">parish@stpaulyakima.org</text:p>
      <text:p text:style-name="P1"/>
      <text:p text:style-name="P1">leysters@stmartin.edu</text:p>
      <text:p text:style-name="P1"/>
      <text:p text:style-name="P1">janet@uwnewman.org</text:p>
      <text:p text:style-name="P1">campusministry@seattleu.edu</text:p>
      <text:p text:style-name="P1"/>
      <text:p text:style-name="P1"><text:soft-page-break/>icc@svcc.us</text:p>
      <text:p text:style-name="P1">leysters@stmartin.edu</text:p>
      <text:p text:style-name="P1">catholic.cornerstone@gmail.com</text:p>
      <text:p text:style-name="P1"/>
      <text:p text:style-name="P1">faithformation@stfrancisbend.org</text:p>
      <text:p text:style-name="P1">sgarlitz@olvlg.org</text:p>
      <text:p text:style-name="P1">pastor@uonewman.org</text:p>
      <text:p text:style-name="P1">sounewmanashland@gmail.com</text:p>
      <text:p text:style-name="P1">teresa@broncocatholic.org</text:p>
      <text:p text:style-name="P1"/>
      <text:p text:style-name="P1"/>
      <text:p text:style-name="P1"/>
      <text:p text:style-name="P1">ABarraza@dioceseoflascruces.org</text:p>
      <text:p text:style-name="P1">jandmdivon@yahoo.com</text:p>
      <text:p text:style-name="P1"/>
      <text:p text:style-name="P1"/>
      <text:p text:style-name="P1">info@stviator.or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fo@stviator.org</text:p>
      <text:p text:style-name="P1"/>
      <text:p text:style-name="P1"/>
      <text:p text:style-name="P1"/>
      <text:p text:style-name="P1">info@unlvnewman.com</text:p>
      <text:p text:style-name="P1">olwnreno@gmail.com</text:p>
      <text:p text:style-name="P1"/>
      <text:p text:style-name="P1"/>
      <text:p text:style-name="P1"/>
      <text:p text:style-name="P1">bakercatholics@gmail.com</text:p>
      <text:p text:style-name="P1">gheimerman@dcdiocese.org</text:p>
      <text:p text:style-name="P1"/>
      <text:p text:style-name="P1">contact@diddecenter.org</text:p>
      <text:p text:style-name="P1">comeauccc@yahoo.com</text:p>
      <text:p text:style-name="P1"/>
      <text:p text:style-name="P1">rjennings@stisidores.com</text:p>
      <text:p text:style-name="P1">Jenna.koster@stisidores.com</text:p>
      <text:p text:style-name="P1">newmancenterunk@gmail.com</text:p>
      <text:p text:style-name="P1">cscnewman@gmail.com</text:p>
      <text:p text:style-name="P1"/>
      <text:p text:style-name="P1">cgerriets@csm.edu</text:p>
      <text:p text:style-name="P1"/>
      <text:p text:style-name="P1"/>
      <text:p text:style-name="P1">mtk@nebrwesleyan.edu</text:p>
      <text:p text:style-name="P1">jjansen@focusonline.org</text:p>
      <text:p text:style-name="P1"><text:soft-page-break/>kewinkler@archomaha.org</text:p>
      <text:p text:style-name="P1">newmancenterunk@gmail.com</text:p>
      <text:p text:style-name="P1">parish@stmaryswayne.org</text:p>
      <text:p text:style-name="P1">christking@allophone.com</text:p>
      <text:p text:style-name="P1"/>
      <text:p text:style-name="P1"/>
      <text:p text:style-name="P1"/>
      <text:p text:style-name="P1"/>
      <text:p text:style-name="P1">Lillie@newmancenter.org</text:p>
      <text:p text:style-name="P1">infor@theholyspiritparish.com</text:p>
      <text:p text:style-name="P1"/>
      <text:p text:style-name="P1">Lillie@newmancenter.org</text:p>
      <text:p text:style-name="P1"/>
      <text:p text:style-name="P1">stsmanda@utma.com</text:p>
      <text:p text:style-name="P1">Kris.a.ringwall@gmail.com</text:p>
      <text:p text:style-name="P1"/>
      <text:p text:style-name="P1">catholic@gra.midco.net</text:p>
      <text:p text:style-name="P1"/>
      <text:p text:style-name="P1"/>
      <text:p text:style-name="P1">frcheney@gmail.com</text:p>
      <text:p text:style-name="P1">youth@sthamesbasilica.org</text:p>
      <text:p text:style-name="P1">UMin@umary.edu</text:p>
      <text:p text:style-name="P1">jessica.kuznia@undcatholic.org</text:p>
      <text:p text:style-name="P1">dennis.skonseng@fargodiocese.org</text:p>
      <text:p text:style-name="P1"/>
      <text:p text:style-name="P1"/>
      <text:p text:style-name="P1"/>
      <text:p text:style-name="P1">AquinasNewman@NVC.net</text:p>
      <text:p text:style-name="P1">jdaniel@rcnewmancenter.com</text:p>
      <text:p text:style-name="P1">ccpoffice@brookings.net</text:p>
      <text:p text:style-name="P1">frstevenjones@sfcatholic.org</text:p>
      <text:p text:style-name="P1"/>
      <text:p text:style-name="P1">sanangelo.newmancenter@sanangelodiocese.org</text:p>
      <text:p text:style-name="P1">hkapp16@austincollege.edu</text:p>
      <text:p text:style-name="P1">sstbenedictsch@twc.com</text:p>
      <text:p text:style-name="P1">mike@stmonica.net</text:p>
      <text:p text:style-name="P1"/>
      <text:p text:style-name="P1">parish@sfxc.org</text:p>
      <text:p text:style-name="P1">office@stpatricksripon.com</text:p>
      <text:p text:style-name="P1">ollcalcity@verizon.net</text:p>
      <text:p text:style-name="P1">frubio@christcathedralparish.org, gthomsen@christcathedralparish.org</text:p>
      <text:p text:style-name="P1">sakerman@standrewpasadena.org</text:p>
      <text:p text:style-name="P1">stvincentparishla@gmail.com</text:p>
      <text:p text:style-name="P1">wfrowlandcjm@aol.com, mmclain@stpatrickcarlsbad.com, mgonzalez@stpatrickcarlsbad.com, jnye@stpatrickcarlsbad.com, pclasby@stpatrickcarlsbad.com</text:p>
      <text:p text:style-name="P1">marlene@baylorcatholic.org</text:p>
      <text:p text:style-name="P1">sjones@diocesecc.org</text:p>
      <text:p text:style-name="P1">abarragree@diocesecc.org</text:p>
      <text:p text:style-name="P1">stjohntx@gmail.com</text:p>
      <text:p text:style-name="P1"><text:soft-page-break/>info.shsucatholic@gmail.com</text:p>
      <text:p text:style-name="P1">sacredheartmiami@cableone.net</text:p>
      <text:p text:style-name="P1">stbrigid2@yahoo.com</text:p>
      <text:p text:style-name="P1">info@ststephenchurch.org</text:p>
      <text:p text:style-name="P1">ngoodman@stphilipsbemidji.org</text:p>
      <text:p text:style-name="P1">SNOHNER@CSBSJU.EDU</text:p>
      <text:p text:style-name="P1"/>
      <text:p text:style-name="P1"/>
      <text:p text:style-name="P1"/>
      <text:p text:style-name="P1">ToddPetersen@me.com</text:p>
      <text:p text:style-name="P1"/>
      <text:p text:style-name="P1"/>
      <text:p text:style-name="P1"/>
      <text:p text:style-name="P1"/>
      <text:p text:style-name="P1"/>
      <text:p text:style-name="P1">ptorrey@stormlakecatholic.com</text:p>
      <text:p text:style-name="P1">campusminister@stcatherinedrake.org</text:p>
      <text:p text:style-name="P1">shari@staparish.net</text:p>
      <text:p text:style-name="P1">sharimcortney@mail.com</text:p>
      <text:p text:style-name="P1">newman-center@uiowa.edu</text:p>
      <text:p text:style-name="P1">maryhacker@cableone.net</text:p>
      <text:p text:style-name="P1"/>
      <text:p text:style-name="P1">mis@ststephenuni.org</text:p>
      <text:p text:style-name="P1">maryhacker@cableone.net</text:p>
      <text:p text:style-name="P1">julie.cowley@avila.edu</text:p>
      <text:p text:style-name="P1"/>
      <text:p text:style-name="P1"/>
      <text:p text:style-name="P1">jreyes@ccm847.org</text:p>
      <text:p text:style-name="P1">lhelfrich@fontonne.edu</text:p>
      <text:p text:style-name="P1"/>
      <text:p text:style-name="P1">Dwhite6@slu.edu</text:p>
      <text:p text:style-name="P1"/>
      <text:p text:style-name="P1"/>
      <text:p text:style-name="P1">catholiccampus@yahoo.com</text:p>
      <text:p text:style-name="P1">rheman@maryville.edu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ayley" svg:font-family="Bayley"/>
    <style:font-face style:name="Calibri" svg:font-family="Calibri"/>
    <style:font-face style:name="Lato" svg:font-family="Lato"/>
    <style:font-face style:name="Lohit Devanagari1" svg:font-family="'Lohit Devanagari'"/>
    <style:font-face style:name="Montserrat" svg:font-family="Montserrat"/>
    <style:font-face style:name="Roboto1" svg:font-family="Roboto"/>
    <style:font-face style:name="Roboto" svg:font-family="Roboto, RobotoDraft, Helvetica, Arial, sans-serif"/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22:04:30.677269749</meta:creation-date>
    <dc:date>2019-10-29T22:09:40.462989988</dc:date>
    <meta:editing-duration>PT5M10S</meta:editing-duration>
    <meta:editing-cycles>1</meta:editing-cycles>
    <meta:document-statistic meta:table-count="0" meta:image-count="0" meta:object-count="0" meta:page-count="19" meta:paragraph-count="431" meta:word-count="545" meta:character-count="12073" meta:non-whitespace-character-count="11956"/>
    <meta:generator>LibreOffice/6.0.7.3$Linux_X86_64 LibreOffice_project/00m0$Build-3</meta:generator>
  </office:meta>
</office:document-meta>
</file>